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right"/>
    </style:style>
  </office:automatic-styles>
  <office:body>
    <office:text>
      <text:p text:style-name="P1"><text:span text:style-name="T1">Unfortunate Homework</text:span><text:span text:style-name="T2"/></text:p>
      <text:p text:style-name="P2"><text:span text:style-name="T3">Pewnego dnia jaki</text:span><text:span text:style-name="T4">ś znajomy zatrzymał mnie i powiedział ze złością w głosie:</text:span></text:p>
      <text:p text:style-name="P3"><text:span text:style-name="T5">- Dlaczego nic nie pozmienia</text:span><text:span text:style-name="T6">łeś w tej pracy kt</text:span><text:span text:style-name="T7">ó</text:span><text:span text:style-name="T8">r</text:span><text:span text:style-name="T9">ą Ci dałem?! - zapytał zdenerwowany.</text:span></text:p>
      <text:p text:style-name="P3"><text:span text:style-name="T9">- A no widzisz nie wiele rozumiałem co tam zrobiłeś więc stwierdziłem, że aby niczego nie zepsuć to nic nie ruszę i oddam tak. - odpowiedziałem.</text:span></text:p>
      <text:p text:style-name="P3"><text:span text:style-name="T9">- Wiesz że profesor wlepił nam plagiat i oboje mamy po 0 punkt</text:span><text:span text:style-name="T10">ó</text:span><text:span text:style-name="T11">w?! - odpowiedzia</text:span><text:span text:style-name="T12">ł zdenerwowany - siedziałem nad tą pracą tyle czasu po to żeby nic za nią nie dostać!</text:span></text:p>
      <text:p text:style-name="P3"><text:span text:style-name="T12">- Chodźmy więc do profesora i wyjaśnijmy sprawę, przyznam się że to ja ściągnąłem od ciebie bo swoją drogą czy ściągając czy robiąc po swojemu i tak miałbym 0 punkt</text:span><text:span text:style-name="T13">ó</text:span><text:span text:style-name="T14">w - odpowiedzia</text:span><text:span text:style-name="T15">łem spokojnie.</text:span></text:p>
      <text:p text:style-name="P3"><text:span text:style-name="T15">- To dobrze że chcesz iść dobrowolnie bo przyszedłem żeby zaciągnąć Cię tam siłą żebyś się przyznał!</text:span></text:p>
      <text:p text:style-name="P3"><text:span text:style-name="T15">- Spokojnie p</text:span><text:span text:style-name="T16">ó</text:span><text:span text:style-name="T17">jd</text:span><text:span text:style-name="T18">ę dobrowolnie nie musisz się już tak wściekać - odpowiedziałem, po czym ruszyliśmy pędem do gabinetu profesora.</text:span></text:p>
      <text:p text:style-name="P3"><text:span text:style-name="T18"/></text:p>
      <text:p text:style-name="P4"><text:span text:style-name="T19"/></text:p>
      <text:p text:style-name="P4"><text:span text:style-name="T19"/></text:p>
      <text:p text:style-name="P5"><text:span text:style-name="T20">Tobiasz Sobota</text:span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